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5.454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84cm"/>
    </style:style>
    <style:style style:name="co13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ushroo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Mushrooms UCI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Binary Cross-entropy</text:p>
          </table:table-cell>
          <table:table-cell table:style-name="ce6" office:value-type="float" office:value="3781" calcext:value-type="float">
            <text:p>3781</text:p>
          </table:table-cell>
          <table:table-cell table:style-name="ce6" office:value-type="float" office:value="1863" calcext:value-type="float">
            <text:p>1863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21]</text:p>
          </table:table-cell>
          <table:table-cell table:style-name="ce2" office:value-type="float" office:value="0.9968" calcext:value-type="float">
            <text:p>0,9968</text:p>
          </table:table-cell>
          <table:table-cell table:style-name="ce2" office:value-type="float" office:value="0.9962" calcext:value-type="float">
            <text:p>0,9962</text:p>
          </table:table-cell>
          <table:table-cell table:style-name="ce2" office:value-type="string" calcext:value-type="string">
            <text:p>Sigmoid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11, 11]</text:p>
          </table:table-cell>
          <table:table-cell table:style-name="ce6" office:value-type="float" office:value="0.9963" calcext:value-type="float">
            <text:p>0,9963</text:p>
          </table:table-cell>
          <table:table-cell table:style-name="ce6" office:value-type="float" office:value="0.9957" calcext:value-type="float">
            <text:p>0,9957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5, 5, 5]</text:p>
          </table:table-cell>
          <table:table-cell table:style-name="ce2" office:value-type="float" office:value="0.9635" calcext:value-type="float">
            <text:p>0,9635</text:p>
          </table:table-cell>
          <table:table-cell table:style-name="ce2" office:value-type="float" office:value="0.9705" calcext:value-type="float">
            <text:p>0,9705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1]</text:p>
          </table:table-cell>
          <table:table-cell table:style-name="ce2" office:value-type="float" office:value="0.9714" calcext:value-type="float">
            <text:p>0,9714</text:p>
          </table:table-cell>
          <table:table-cell table:style-name="ce2" office:value-type="float" office:value="0.9732" calcext:value-type="float">
            <text:p>0,973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1,, 5, 3]</text:p>
          </table:table-cell>
          <table:table-cell table:style-name="ce2" office:value-type="float" office:value="0.9429" calcext:value-type="float">
            <text:p>0,9429</text:p>
          </table:table-cell>
          <table:table-cell table:style-name="ce2" office:value-type="float" office:value="0.9463" calcext:value-type="float">
            <text:p>0,9463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97418" calcext:value-type="float">
            <text:p>0,97418</text:p>
          </table:table-cell>
          <table:table-cell table:style-name="ce2" table:formula="of:=AVERAGE([.M2:.M6])" office:value-type="float" office:value="0.97638" calcext:value-type="float">
            <text:p>0,97638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0229193586297697" calcext:value-type="float">
            <text:p>0,02291935862977</text:p>
          </table:table-cell>
          <table:table-cell table:style-name="ce2" table:formula="of:=STDEV([.M2:.M6])" office:value-type="float" office:value="0.0207098285845151" calcext:value-type="float">
            <text:p>0,020709828584515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ertebralColumn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50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Optimizador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ataset treinamento</text:p>
          </table:table-cell>
          <table:table-cell table:style-name="ce1" office:value-type="string" calcext:value-type="string">
            <text:p>Dataset teste</text:p>
          </table:table-cell>
          <table:table-cell table:style-name="ce1" office:value-type="string" calcext:value-type="string">
            <text:p>Batch size</text:p>
          </table:table-cell>
          <table:table-cell table:style-name="ce1"/>
          <table:table-cell table:style-name="ce1" office:value-type="string" calcext:value-type="string">
            <text:p>Camadas Ocultas</text:p>
          </table:table-cell>
          <table:table-cell table:style-name="ce1" office:value-type="string" calcext:value-type="string">
            <text:p>Neuronios por camada oculta</text:p>
          </table:table-cell>
          <table:table-cell table:style-name="ce1" office:value-type="string" calcext:value-type="string">
            <text:p>Accuracy Treino</text:p>
          </table:table-cell>
          <table:table-cell table:style-name="ce1" office:value-type="string" calcext:value-type="string">
            <text:p>Accuracy Teste</text:p>
          </table:table-cell>
          <table:table-cell table:style-name="ce1" office:value-type="string" calcext:value-type="string">
            <text:p>Ativação da camada de saída:</text:p>
          </table:table-cell>
          <table:table-cell table:style-name="ce1" table:number-columns-repeated="50"/>
        </table:table-row>
        <table:table-row table:style-name="ro1">
          <table:table-cell table:style-name="ce2" office:value-type="string" calcext:value-type="string">
            <text:p>Vertebral Column UCI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Adam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string" calcext:value-type="string">
            <text:p>Categorical Cross Entropy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Default(32)</text:p>
          </table:table-cell>
          <table:table-cell table:style-name="ce1" office:value-type="string" calcext:value-type="string">
            <text:p>Topologia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10]</text:p>
          </table:table-cell>
          <table:table-cell table:style-name="ce2" office:value-type="float" office:value="0.8261" calcext:value-type="float">
            <text:p>0,8261</text:p>
          </table:table-cell>
          <table:table-cell table:style-name="ce2" office:value-type="float" office:value="0.8252" calcext:value-type="float">
            <text:p>0,8252</text:p>
          </table:table-cell>
          <table:table-cell table:style-name="ce2" office:value-type="string" calcext:value-type="string">
            <text:p>Softmax</text:p>
          </table:table-cell>
          <table:table-cell table:style-name="ce2"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15, 15]</text:p>
          </table:table-cell>
          <table:table-cell table:style-name="ce2" office:value-type="float" office:value="0.8213" calcext:value-type="float">
            <text:p>0,8213</text:p>
          </table:table-cell>
          <table:table-cell table:style-name="ce2" office:value-type="float" office:value="0.825" calcext:value-type="float">
            <text:p>0,825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8, 15, 12]</text:p>
          </table:table-cell>
          <table:table-cell table:style-name="ce2" office:value-type="float" office:value="0.8454" calcext:value-type="float">
            <text:p>0,8454</text:p>
          </table:table-cell>
          <table:table-cell table:style-name="ce2" office:value-type="float" office:value="0.7864" calcext:value-type="float">
            <text:p>0,78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[9, 6]</text:p>
          </table:table-cell>
          <table:table-cell table:style-name="ce2" office:value-type="float" office:value="0.8309" calcext:value-type="float">
            <text:p>0,8309</text:p>
          </table:table-cell>
          <table:table-cell table:style-name="ce2" office:value-type="float" office:value="0.7864" calcext:value-type="float">
            <text:p>0,78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1" office:value-type="string" calcext:value-type="string">
            <text:p>Topologia 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[12, 9, 6]</text:p>
          </table:table-cell>
          <table:table-cell table:style-name="ce2" office:value-type="float" office:value="0.8309" calcext:value-type="float">
            <text:p>0,8309</text:p>
          </table:table-cell>
          <table:table-cell table:style-name="ce2" office:value-type="float" office:value="0.8252" calcext:value-type="float">
            <text:p>0,8252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Média:</text:p>
          </table:table-cell>
          <table:table-cell table:style-name="ce2" table:formula="of:=AVERAGE([.L2:.L6])" office:value-type="float" office:value="0.83092" calcext:value-type="float">
            <text:p>0,83092</text:p>
          </table:table-cell>
          <table:table-cell table:style-name="ce2" table:formula="of:=AVERAGE([.M2:.M6])" office:value-type="float" office:value="0.80964" calcext:value-type="float">
            <text:p>0,80964</text:p>
          </table:table-cell>
          <table:table-cell table:style-name="ce2"/>
          <table:table-cell table:number-columns-repeated="50"/>
        </table:table-row>
        <table:table-row table:style-name="ro1">
          <table:table-cell table:number-columns-repeated="8"/>
          <table:table-cell table:style-name="ce2" table:number-columns-repeated="2"/>
          <table:table-cell table:style-name="ce1" office:value-type="string" calcext:value-type="string">
            <text:p>Desvio Padrão:</text:p>
          </table:table-cell>
          <table:table-cell table:style-name="ce2" table:formula="of:=STDEV([.L2:.L6])" office:value-type="float" office:value="0.00902008869135997" calcext:value-type="float">
            <text:p>0,00902008869136</text:p>
          </table:table-cell>
          <table:table-cell table:style-name="ce2" table:formula="of:=STDEV([.M2:.M6])" office:value-type="float" office:value="0.0212152775140935" calcext:value-type="float">
            <text:p>0,021215277514094</text:p>
          </table:table-cell>
          <table:table-cell table:style-name="ce2"/>
          <table:table-cell table:number-columns-repeated="50"/>
        </table:table-row>
        <table:table-row table:style-name="ro1" table:number-rows-repeated="9">
          <table:table-cell table:number-columns-repeated="8"/>
          <table:table-cell table:style-name="ce2" table:number-columns-repeated="6"/>
          <table:table-cell table:number-columns-repeated="5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20:39:32.262114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31T17:45:12.091242781</meta:creation-date>
    <dc:date>2020-10-31T22:59:32.700926479</dc:date>
    <meta:editing-duration>PT2H49M55S</meta:editing-duration>
    <meta:editing-cycles>7</meta:editing-cycles>
    <meta:generator>LibreOffice/6.3.5.2$Linux_X86_64 LibreOffice_project/30$Build-2</meta:generator>
    <meta:document-statistic meta:table-count="2" meta:cell-count="106" meta:object-count="0"/>
  </office:meta>
</office:document-meta>
</file>